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fo:font-weight="normal" officeooo:rsid="0032bcf8" officeooo:paragraph-rsid="00480019" style:font-weight-asian="normal" style:font-weight-complex="normal"/>
    </style:style>
    <style:style style:name="P2" style:family="paragraph" style:parent-style-name="Standard" style:list-style-name="L3">
      <style:paragraph-properties fo:line-height="100%"/>
      <style:text-properties officeooo:rsid="000aa061" officeooo:paragraph-rsid="0013694f"/>
    </style:style>
    <style:style style:name="P3" style:family="paragraph" style:parent-style-name="Standard">
      <style:paragraph-properties fo:line-height="100%" fo:text-align="center" style:justify-single-word="false"/>
      <style:text-properties style:font-name="Times New Roman" fo:font-size="12pt" style:text-underline-style="solid" style:text-underline-width="auto" style:text-underline-color="font-color" fo:font-weight="bold" officeooo:rsid="00096db7" officeooo:paragraph-rsid="00096db7" style:font-size-asian="12pt" style:font-weight-asian="bold" style:font-size-complex="12pt"/>
    </style:style>
    <style:style style:name="P4" style:family="paragraph" style:parent-style-name="Standard">
      <style:paragraph-properties fo:line-height="100%"/>
      <style:text-properties style:font-name="Times New Roman" fo:font-size="12pt" style:text-underline-style="solid" style:text-underline-width="auto" style:text-underline-color="font-color" fo:font-weight="bold" officeooo:rsid="000f1079" officeooo:paragraph-rsid="001ba293" style:font-size-asian="12pt" style:font-weight-asian="bold" style:font-size-complex="12pt" style:font-weight-complex="bold"/>
    </style:style>
    <style:style style:name="P5" style:family="paragraph" style:parent-style-name="Standard">
      <style:paragraph-properties fo:line-height="100%"/>
      <style:text-properties style:font-name="Times New Roman" fo:font-size="12pt" style:text-underline-style="solid" style:text-underline-width="auto" style:text-underline-color="font-color" fo:font-weight="normal" officeooo:rsid="00213fe2" officeooo:paragraph-rsid="001ba293" style:font-size-asian="12pt" style:font-weight-asian="normal" style:font-size-complex="12pt" style:font-weight-complex="normal"/>
    </style:style>
    <style:style style:name="P6" style:family="paragraph" style:parent-style-name="Standard">
      <style:paragraph-properties fo:line-height="100%"/>
      <style:text-properties style:font-name="Times New Roman" fo:font-size="12pt" officeooo:rsid="000a99ad" officeooo:paragraph-rsid="0007f1c7" style:font-size-asian="12pt" style:font-size-complex="12pt"/>
    </style:style>
    <style:style style:name="P7" style:family="paragraph" style:parent-style-name="Standard">
      <style:paragraph-properties fo:line-height="100%"/>
      <style:text-properties style:font-name="Times New Roman" fo:font-size="12pt" officeooo:rsid="00318212" officeooo:paragraph-rsid="00318212" style:font-size-asian="12pt" style:font-size-complex="12pt"/>
    </style:style>
    <style:style style:name="P8" style:family="paragraph" style:parent-style-name="Standard">
      <style:paragraph-properties fo:line-height="100%"/>
      <style:text-properties style:font-name="Times New Roman" fo:font-size="12pt" officeooo:rsid="002683bd" officeooo:paragraph-rsid="002683bd" style:font-size-asian="12pt" style:font-size-complex="12pt"/>
    </style:style>
    <style:style style:name="P9" style:family="paragraph" style:parent-style-name="Standard" style:list-style-name="L3">
      <style:paragraph-properties fo:line-height="100%"/>
      <style:text-properties style:font-name="Times New Roman" fo:font-size="12pt" officeooo:rsid="0013694f" officeooo:paragraph-rsid="0013694f" style:font-size-asian="12pt" style:font-size-complex="12pt"/>
    </style:style>
    <style:style style:name="P10" style:family="paragraph" style:parent-style-name="Standard">
      <style:paragraph-properties fo:line-height="100%"/>
      <style:text-properties style:font-name="Times New Roman" fo:font-size="12pt" officeooo:paragraph-rsid="0007f1c7" style:font-size-asian="12pt" style:font-size-complex="12pt"/>
    </style:style>
    <style:style style:name="P11" style:family="paragraph" style:parent-style-name="Standard">
      <style:paragraph-properties fo:line-height="100%"/>
      <style:text-properties style:font-name="Times New Roman" fo:font-size="12pt" officeooo:paragraph-rsid="0032bcf8" style:font-size-asian="12pt" style:font-size-complex="12pt"/>
    </style:style>
    <style:style style:name="P12" style:family="paragraph" style:parent-style-name="Standard">
      <style:paragraph-properties fo:line-height="100%"/>
      <style:text-properties style:font-name="Times New Roman" fo:font-size="12pt" officeooo:rsid="004290d4" officeooo:paragraph-rsid="004290d4" style:font-size-asian="12pt" style:font-size-complex="12pt"/>
    </style:style>
    <style:style style:name="P13" style:family="paragraph" style:parent-style-name="Standard">
      <style:paragraph-properties fo:line-height="100%"/>
      <style:text-properties style:font-name="Times New Roman" fo:font-size="12pt" officeooo:rsid="0044e308" officeooo:paragraph-rsid="0044e308" style:font-size-asian="12pt" style:font-size-complex="12pt"/>
    </style:style>
    <style:style style:name="P14" style:family="paragraph" style:parent-style-name="Standard">
      <style:paragraph-properties fo:line-height="100%"/>
      <style:text-properties style:font-name="Times New Roman" fo:font-size="12pt" fo:font-weight="bold" officeooo:rsid="0032bcf8" officeooo:paragraph-rsid="0032bcf8" style:font-size-asian="12pt" style:font-weight-asian="bold" style:font-size-complex="12pt" style:font-weight-complex="bold"/>
    </style:style>
    <style:style style:name="P15" style:family="paragraph" style:parent-style-name="Standard">
      <style:paragraph-properties fo:line-height="100%"/>
      <style:text-properties style:font-name="Times New Roman" fo:font-size="12pt" fo:font-weight="bold" officeooo:rsid="00428072" officeooo:paragraph-rsid="00428072" style:font-size-asian="12pt" style:font-weight-asian="bold" style:font-size-complex="12pt" style:font-weight-complex="bold"/>
    </style:style>
    <style:style style:name="P16" style:family="paragraph" style:parent-style-name="Standard">
      <style:paragraph-properties fo:line-height="100%"/>
      <style:text-properties style:font-name="Times New Roman" fo:font-size="12pt" fo:font-weight="bold" officeooo:rsid="004290d4" officeooo:paragraph-rsid="004290d4" style:font-size-asian="12pt" style:font-weight-asian="bold" style:font-size-complex="12pt" style:font-weight-complex="bold"/>
    </style:style>
    <style:style style:name="P17" style:family="paragraph" style:parent-style-name="Standard">
      <style:paragraph-properties fo:line-height="100%"/>
      <style:text-properties style:font-name="Times New Roman" fo:font-size="12pt" fo:font-weight="normal" officeooo:rsid="0032bcf8" officeooo:paragraph-rsid="0032bcf8" style:font-size-asian="12pt" style:font-weight-asian="normal" style:font-size-complex="12pt" style:font-weight-complex="normal"/>
    </style:style>
    <style:style style:name="P18" style:family="paragraph" style:parent-style-name="Standard">
      <style:paragraph-properties fo:line-height="100%"/>
      <style:text-properties style:font-name="Times New Roman" fo:font-size="12pt" fo:font-weight="normal" officeooo:rsid="0032bcf8" officeooo:paragraph-rsid="00480019" style:font-size-asian="12pt" style:font-weight-asian="normal" style:font-size-complex="12pt" style:font-weight-complex="normal"/>
    </style:style>
    <style:style style:name="P19" style:family="paragraph" style:parent-style-name="Standard">
      <style:paragraph-properties fo:line-height="100%"/>
      <style:text-properties style:font-name="Times New Roman" fo:font-size="12pt" fo:font-weight="normal" officeooo:rsid="00428072" officeooo:paragraph-rsid="00428072" style:font-size-asian="12pt" style:font-weight-asian="normal" style:font-size-complex="12pt" style:font-weight-complex="normal"/>
    </style:style>
    <style:style style:name="P20" style:family="paragraph" style:parent-style-name="Standard">
      <style:paragraph-properties fo:line-height="100%"/>
      <style:text-properties style:font-name="Times New Roman" fo:font-size="12pt" fo:font-weight="normal" officeooo:rsid="004290d4" officeooo:paragraph-rsid="004290d4" style:font-size-asian="12pt" style:font-weight-asian="normal" style:font-size-complex="12pt" style:font-weight-complex="normal"/>
    </style:style>
    <style:style style:name="P21" style:family="paragraph" style:parent-style-name="Standard">
      <style:paragraph-properties fo:line-height="100%" fo:text-align="center" style:justify-single-word="false"/>
      <style:text-properties style:font-name="Times New Roman" fo:font-size="12pt" style:text-underline-style="none" fo:font-weight="bold" officeooo:rsid="004149cf" officeooo:paragraph-rsid="004149cf" style:font-size-asian="12pt" style:font-weight-asian="bold" style:font-size-complex="12pt"/>
    </style:style>
    <style:style style:name="P22" style:family="paragraph" style:parent-style-name="Standard">
      <style:paragraph-properties fo:line-height="100%"/>
      <style:text-properties style:font-name="Times New Roman" fo:font-size="12pt" style:text-underline-style="none" fo:font-weight="bold" officeooo:rsid="00428072" officeooo:paragraph-rsid="00428072" style:font-size-asian="12pt" style:font-weight-asian="bold" style:font-size-complex="12pt" style:font-weight-complex="bold"/>
    </style:style>
    <style:style style:name="P23" style:family="paragraph" style:parent-style-name="Standard">
      <style:paragraph-properties fo:line-height="100%"/>
      <style:text-properties style:font-name="Times New Roman" fo:font-size="12pt" style:text-underline-style="none" fo:font-weight="bold" officeooo:rsid="004290d4" officeooo:paragraph-rsid="004290d4" style:font-size-asian="12pt" style:font-weight-asian="bold" style:font-size-complex="12pt" style:font-weight-complex="bold"/>
    </style:style>
    <style:style style:name="P24" style:family="paragraph" style:parent-style-name="Standard">
      <style:paragraph-properties fo:line-height="100%" fo:text-align="center" style:justify-single-word="false"/>
      <style:text-properties style:font-name="Times New Roman" fo:font-size="12pt" style:text-underline-style="none" fo:font-weight="normal" officeooo:rsid="004149cf" officeooo:paragraph-rsid="004149cf" style:font-size-asian="12pt" style:font-weight-asian="normal" style:font-size-complex="12pt" style:font-weight-complex="normal"/>
    </style:style>
    <style:style style:name="P25" style:family="paragraph" style:parent-style-name="Standard">
      <style:paragraph-properties fo:line-height="100%" fo:text-align="center" style:justify-single-word="false"/>
      <style:text-properties style:font-name="Times New Roman" fo:font-size="12pt" style:text-underline-style="none" fo:font-weight="normal" officeooo:rsid="004149cf" officeooo:paragraph-rsid="0042392c" style:font-size-asian="12pt" style:font-weight-asian="normal" style:font-size-complex="12pt" style:font-weight-complex="normal"/>
    </style:style>
    <style:style style:name="P26" style:family="paragraph" style:parent-style-name="Standard">
      <style:paragraph-properties fo:line-height="100%"/>
      <style:text-properties officeooo:paragraph-rsid="0007f1c7"/>
    </style:style>
    <style:style style:name="P27" style:family="paragraph" style:parent-style-name="Standard" style:list-style-name="L3">
      <style:paragraph-properties fo:line-height="100%"/>
      <style:text-properties officeooo:paragraph-rsid="000f107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f1079"/>
    </style:style>
    <style:style style:name="T3" style:family="text">
      <style:text-properties officeooo:rsid="00096db7"/>
    </style:style>
    <style:style style:name="T4" style:family="text">
      <style:text-properties officeooo:rsid="00319cc5"/>
    </style:style>
    <style:style style:name="T5" style:family="text">
      <style:text-properties officeooo:rsid="0032bcf8"/>
    </style:style>
    <style:style style:name="T6" style:family="text">
      <style:text-properties officeooo:rsid="00331c66"/>
    </style:style>
    <style:style style:name="T7" style:family="text">
      <style:text-properties officeooo:rsid="0034ac1a"/>
    </style:style>
    <style:style style:name="T8" style:family="text">
      <style:text-properties style:font-name="Times New Roman" fo:font-size="12pt" fo:font-style="italic" style:font-size-asian="12pt" style:font-style-asian="italic" style:font-size-complex="12pt"/>
    </style:style>
    <style:style style:name="T9" style:family="text">
      <style:text-properties style:font-name="Times New Roman" fo:font-size="12pt" style:text-underline-style="solid" style:text-underline-width="auto" style:text-underline-color="font-color" style:font-size-asian="12pt" style:font-size-complex="12pt"/>
    </style:style>
    <style:style style:name="T10" style:family="text">
      <style:text-properties style:font-name="Times New Roman" fo:font-size="12pt" style:text-underline-style="solid" style:text-underline-width="auto" style:text-underline-color="font-color" officeooo:rsid="000f1079" style:font-size-asian="12pt" style:font-size-complex="12pt"/>
    </style:style>
    <style:style style:name="T11" style:family="text">
      <style:text-properties fo:font-weight="bold" style:font-weight-asian="bold" style:font-weight-complex="bold"/>
    </style:style>
    <style:style style:name="T12" style:family="text">
      <style:text-properties officeooo:rsid="0042392c"/>
    </style:style>
    <style:style style:name="T13" style:family="text">
      <style:text-properties officeooo:rsid="00428072"/>
    </style:style>
    <style:style style:name="T14" style:family="text">
      <style:text-properties officeooo:rsid="004290d4"/>
    </style:style>
    <style:style style:name="T15" style:family="text">
      <style:text-properties officeooo:rsid="00447c9e"/>
    </style:style>
    <style:style style:name="T16" style:family="text">
      <style:text-properties officeooo:rsid="0048001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nsembled model with category based adapter for UPC-EC matching task</text:p>
      <text:p text:style-name="P21"/>
      <text:p text:style-name="P3"/>
      <text:p text:style-name="P24">Team: DeepFFTLink</text:p>
      <text:p text:style-name="P24"/>
      <text:p text:style-name="P25">Yang Wu(1), Xiaozhong Liu(<text:span text:style-name="T12">2</text:span>), Xuhong Zhang(2), </text:p>
      <text:p text:style-name="P25"><text:span text:style-name="T3">Aishwarya Budhkar </text:span><text:span text:style-name="T12">(2)</text:span><text:span text:style-name="T3"> </text:span>and Kai Zhang <text:span text:style-name="T12">(1)</text:span></text:p>
      <text:p text:style-name="P24">Worcester Polytechnic Institute, Worcester, US <text:span text:style-name="T12">(1)</text:span></text:p>
      <text:p text:style-name="P24">Indiana University Bloomington, Bloomington, US <text:span text:style-name="T12">(2)</text:span></text:p>
      <text:p text:style-name="P25">{ywu19, <text:span text:style-name="T12">kzhang8</text:span>} @wpi.edu, <text:s/>{<text:span text:style-name="T12">liu237</text:span>, <text:span text:style-name="T12">zhangxuh, abudhkar</text:span>} @<text:span text:style-name="T12">iu</text:span>.edu</text:p>
      <text:p text:style-name="P24"/>
      <text:p text:style-name="P24"/>
      <text:p text:style-name="P26"><text:span text:style-name="T8"/></text:p>
      <text:p text:style-name="P10"/>
      <text:p text:style-name="P6"/>
      <text:p text:style-name="P10"/>
      <text:p text:style-name="P22">1. Introduction</text:p>
      <text:p text:style-name="P10"/>
      <text:p text:style-name="P7">In this project, we want to match Universal Product Codes (UPC) to 5 candidate Ensemble Codes (EC), sorted from most to least likely match and providing a confidence score for each match. <text:span text:style-name="T5">The main intuition of our work is that one category may always relate to some ECs. Thus it is reasonable to decrease the searching area when we make prediction. </text:span>Our model mainly contains two mechanisms: a category-based adapter and an ensemble<text:span text:style-name="T4">d</text:span> model. The category-based adapter can <text:span text:style-name="T4">narrow down the range of</text:span> the potential E<text:span text:style-name="T4">C</text:span>s <text:span text:style-name="T4">for a given UPC. Then the ensembled model can make prediction for each pair. Also, our model has the capability to detect the -80 (cannot determine the actual product) and -99 (no acceptable matches) products when make matches. Finally, our model </text:span><text:span text:style-name="T13">performs well on</text:span><text:span text:style-name="T4"> evaluation scores.</text:span></text:p>
      <text:p text:style-name="P6"/>
      <text:p text:style-name="P15">2. Intuition</text:p>
      <text:p text:style-name="P15"/>
      <text:p text:style-name="P19">In traditional text matching task, <text:s/>people need to make prediction for each UPC-EC pair to make decision. It will cost too much time and make too much noise. In our work, we only need to compare UPC with a very small and reliable <text:span text:style-name="T14">ECs. Thus, our model saved much more time than other methods. Also, our model have a comparable result.</text:span></text:p>
      <text:p text:style-name="P14"/>
      <text:p text:style-name="P16">3. Methodology</text:p>
      <text:p text:style-name="P14"/>
      <text:p text:style-name="P20"><text:span text:style-name="T11">Two steps</text:span>: To begin with, we used category-based adapter to get reliable candidate ECs for each UPC. Then, We deploy an ensembled model to make prediction for each UPC-ec pair.</text:p>
      <text:p text:style-name="P17"><text:span text:style-name="T11">Category-based adapter: </text:span>Using the available data, we created a knowledge base, which is a category-ec pair-wised table for generating candidate E<text:span text:style-name="T16">C</text:span>s. </text:p>
      <text:p text:style-name="P1">In original UPC dataset, we can find the category each UPC belongs to. It is interesting that each </text:p>
      <text:p text:style-name="P18">category is averagely related to only 32 ECs. <text:span text:style-name="T6">We use all the available data from workspace to create a category-ec paired matches as context to narrow the matching area. </text:span><text:span text:style-name="T7">There are also some unseen data in coming EC dataset (new test data).</text:span></text:p>
      <text:p text:style-name="P17"><text:span text:style-name="T11">Ensembled model: </text:span>We ensembled the base-string match and BERT model. In base-string match model, we used tfidf of each upc and ec description as features to calculate the pairwise cosine similarity. In BERT model, we used upc and ec description to fine-tune BERT base model. Then calculate the cosine similarity of embeddings between each upc and ec.</text:p>
      <text:p text:style-name="P17"><text:soft-page-break/></text:p>
      <text:p text:style-name="P17"/>
      <text:p text:style-name="P17"/>
      <text:p text:style-name="P17"/>
      <text:p text:style-name="P17"/>
      <text:p text:style-name="P16">4. Experiment</text:p>
      <text:p text:style-name="P16"/>
      <text:p text:style-name="P17">We select 500 samples from 2017_2018 data to train the ensembled weight for each model.</text:p>
      <text:p text:style-name="P17">We tried two fusion functions (a, b are model weights):</text:p>
      <text:p text:style-name="P17">Confidence = a * base_string + b * BERT</text:p>
      <text:p text:style-name="P17">Confidence = a* log(base_string) + b * log(BERT) </text:p>
      <text:p text:style-name="P17">We set a + b =1, learning rates are 0.001 and 0.01 for function 1 and <text:s/>function2, respectively. <text:span text:style-name="T16">We used GPU to run BERT model, which is much faster than using CPU.</text:span></text:p>
      <text:p text:style-name="P11"/>
      <text:p text:style-name="P12">Result : The ensembled weights for base-string model and BERT model are 0.738 and 0.262, respectively. The prediction result for 2017_2018 data is : <text:a xlink:type="simple" xlink:href="mailto:Success@5" text:style-name="Internet_20_link" text:visited-style-name="Visited_20_Internet_20_Link">Success@5</text:a> 0.727. <text:a xlink:type="simple" xlink:href="mailto:NDCG@5" text:style-name="Internet_20_link" text:visited-style-name="Visited_20_Internet_20_Link">NDCG@5</text:a> 0.528. computation time 6-hour.</text:p>
      <text:p text:style-name="P12"/>
      <text:p text:style-name="P16">5. Challenges</text:p>
      <text:p text:style-name="P16"/>
      <text:p text:style-name="P12">The main challenge we faced is the text ambig<text:span text:style-name="T15">uity. Some cleaned UPC descriptions are very similar. There may be only one or two different words within a long text. It makes the model difficult to make right decision. Two overcome this, we tried to find the difference before data cleaning. Even though it still have some margin to make wrong decision, it becomes much better than before. Another challenge we faced is that the workspace will be shut down if inactivate for 1 hour. To handle this, we split the data into subsets. The computation time for each subset is no more than 1 hour. From this competition, we also learned that easy model may outperform than complex model on very simple data. </text:span></text:p>
      <text:p text:style-name="P12"/>
      <text:p text:style-name="P12"/>
      <text:p text:style-name="P16">6. Future work</text:p>
      <text:p text:style-name="P8"/>
      <text:p text:style-name="P13">Since we use past data as knowledge base, we can update the knowledge year by year. Even though there is no big difference for different years’ ECs, there exists some unseen ones. The new ECs come up every year, thus we need to notice the new generate ECs in future work. </text:p>
      <text:p text:style-name="P8"/>
      <text:p text:style-name="P8"/>
      <text:p text:style-name="P8"/>
      <text:p text:style-name="P23">7. References</text:p>
      <text:p text:style-name="P23"/>
      <text:list xml:id="list3974280674" text:style-name="L3">
        <text:list-item>
          <text:p text:style-name="P27"><text:a xlink:type="simple" xlink:href="https://www.cil.pku.edu.cn/docs/2019-07/20190731123828506844.pdf" text:style-name="Internet_20_link" text:visited-style-name="Visited_20_Internet_20_Link"><text:span text:style-name="T10">https://www.cil.pku.edu.cn/docs/2019-07/20190731123828506844.pdf</text:span></text:a></text:p>
        </text:list-item>
        <text:list-item>
          <text:p text:style-name="P27"><text:a xlink:type="simple" xlink:href="https://www.kaggle.com/code/christianhritter/minhashlsh/notebook" text:style-name="Internet_20_link" text:visited-style-name="Visited_20_Internet_20_Link"><text:span text:style-name="T10">https://www.kaggle.com/code/christianhritter/minhashlsh/notebook</text:span></text:a></text:p>
        </text:list-item>
        <text:list-item>
          <text:p text:style-name="P2"><text:a xlink:type="simple" xlink:href="https://pypi.org/project/dssm/" text:style-name="Internet_20_link" text:visited-style-name="Visited_20_Internet_20_Link"><text:span text:style-name="T9">https://pypi.org/project/dssm/</text:span></text:a><text:span text:style-name="T9"> </text:span></text:p>
        </text:list-item>
        <text:list-item>
          <text:p text:style-name="P9"><text:span text:style-name="T2">A</text:span><text:span text:style-name="T1">ll notebooks provided to get started</text:span></text:p>
        </text:list-item>
      </text:list>
      <text:p text:style-name="P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4T13:12:21.523000000</meta:creation-date>
    <dc:date>2023-01-03T04:07:54.462000000</dc:date>
    <meta:editing-duration>PT2H14M25S</meta:editing-duration>
    <meta:editing-cycles>19</meta:editing-cycles>
    <meta:generator>LibreOffice/7.3.1.3$Windows_X86_64 LibreOffice_project/a69ca51ded25f3eefd52d7bf9a5fad8c90b87951</meta:generator>
    <meta:document-statistic meta:table-count="0" meta:image-count="0" meta:object-count="0" meta:page-count="2" meta:paragraph-count="33" meta:word-count="712" meta:character-count="4340" meta:non-whitespace-character-count="3655"/>
  </office:meta>
</office:document-meta>
</file>